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fo:background-color="#ffffcc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ccccff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style-complex="italic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fo:font-weight="normal" fo:background-color="#ffff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fo:background-color="#ffffcc" style:font-style-asian="normal" style:font-weight-asian="normal" style:font-style-complex="normal" style:font-weight-complex="normal"/>
    </style:style>
    <style:style style:name="T24" style:family="text">
      <style:text-properties fo:background-color="#fff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Philippe Lardennois</text:p>
      <text:p text:style-name="P1">09-01-22 : v2</text:p>
      <text:p text:style-name="P1">Spelling + corrections</text:p>
      <text:p text:style-name="P5">Changes</text:p>
      <text:p text:style-name="P1"/>
      <text:p text:style-name="P1">Modify by : </text:p>
      <text:p text:style-name="P1">xx-xx-xx : v3</text:p>
      <text:p text:style-name="P2">Changes</text:p>
      <text:p text:style-name="P1"/>
      <text:p text:style-name="P1"><text:tab/>These instructions have to be followed by the all team during the project. The aim of each instruction (1-, 2-,...) is <text:span text:style-name="T24">written</text:span> under each of them (begin with a « &gt; ») <text:s/></text:p>
      <text:p text:style-name="P1"><text:tab/></text:p>
      <text:p text:style-name="P1"><text:tab/><text:span text:style-name="T3">The respect of these instrutions can improve the</text:span> team's work!<text:span text:style-name="T3"> </text:span></text:p>
      <text:p text:style-name="Standard"/>
      <text:p text:style-name="Standard">1-Write <text:span text:style-name="T2">all</text:span> the documents in <text:span text:style-name="T24">English</text:span>.</text:p>
      <text:p text:style-name="Standard">&gt;for the internationalization<text:span text:style-name="T24"> (i18n?)</text:span></text:p>
      <text:p text:style-name="Standard"/>
      <text:p text:style-name="Standard">2-Make short <text:span text:style-name="T24">and</text:span> concise sentences.</text:p>
      <text:p text:style-name="Standard">&gt;for the comprehension of the work of each <text:span text:style-name="T24">one</text:span> by the rest of the team.</text:p>
      <text:p text:style-name="Standard"/>
      <text:p text:style-name="Standard">3-Make simple construction sentence : S+V+C or V+C</text:p>
      <text:p text:style-name="Standard">&gt;for the comprehension of the work of each <text:span text:style-name="T24">one</text:span> by the rest of the team.</text:p>
      <text:p text:style-name="Standard"/>
      <text:p text:style-name="Standard">4-All the documents for this project are <text:span text:style-name="T2">on the svn</text:span> <text:span text:style-name="T2">and nowhere else</text:span>.</text:p>
      <text:p text:style-name="Standard">&gt;to avoid wasting time with version problems.</text:p>
      <text:p text:style-name="Standard"/>
      <text:p text:style-name="Standard">5-Documents for analyse&amp;conception is in the folder<text:span text:style-name="T24"> ./0-Analyse-Conception</text:span></text:p>
      <text:p text:style-name="Standard">&gt;for the clarity</text:p>
      <text:p text:style-name="Standard"/>
      <text:p text:style-name="Standard">6-All the documents are created with <text:span text:style-name="T2">linux free software and nothing else</text:span>.</text:p>
      <text:p text:style-name="Standard">&gt;to share and have the possibility to improve easily the works of others </text:p>
      <text:p text:style-name="Standard"><text:span text:style-name="T2">List of the linux freeware used :</text:span> </text:p>
      <text:p text:style-name="Standard"><text:span text:style-name="T2">-ArgoUML </text:span><text:span text:style-name="T3">(conception, documentation</text:span><text:span text:style-name="T22">)</text:span><text:span text:style-name="T23"> </text:span><text:a xlink:type="simple" xlink:href="http://argouml.tigris.org/"><text:span text:style-name="T23">http://</text:span></text:a><text:a xlink:type="simple" xlink:href="http://argouml.tigris.org/"><text:span text:style-name="Citation"><text:span text:style-name="T23">argouml.tigris.org/</text:span></text:span></text:a></text:p>
      <text:p text:style-name="Standard"><text:span text:style-name="T2">-Open Office Writer </text:span>(documentation) <text:a xlink:type="simple" xlink:href="http://www.openoffice.org/"><text:span text:style-name="T24">http://www.openoffice.org</text:span></text:a></text:p>
      <text:p text:style-name="Standard"><text:span text:style-name="T2">-Quanta Plus </text:span><text:span text:style-name="T3">(design web)</text:span><text:span text:style-name="T24"> </text:span><text:a xlink:type="simple" xlink:href="http://quanta.kdewebdev.org/"><text:span text:style-name="T19">http://</text:span></text:a><text:a xlink:type="simple" xlink:href="http://quanta.kdewebdev.org/"><text:span text:style-name="Citation"><text:span text:style-name="T19">quanta.kdewebdev.org</text:span></text:span></text:a></text:p>
      <text:p text:style-name="Standard"><text:span text:style-name="T2">-AnalyseSI</text:span> (MCD, MLD, creation <text:span text:style-name="T22">SQL)</text:span><text:span text:style-name="T23"> </text:span><text:a xlink:type="simple" xlink:href="http://analysesi.free.fr/"><text:span text:style-name="T23">http://</text:span></text:a><text:a xlink:type="simple" xlink:href="http://analysesi.free.fr/"><text:span text:style-name="Citation"><text:span text:style-name="T23">analysesi.free.fr/</text:span></text:span></text:a>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4">color trame</text:span>)</text:p>
      <text:p text:style-name="P3">9-Read and follow the instructions of the documents list below for the <text:span text:style-name="T24">developing</text:span> work :</text:p>
      <text:p text:style-name="Standard">In the folder <text:bookmark-start text:name="DDE_LINK"/><text:span text:style-name="T5">./0-Analyse-Conception/</text:span><text:bookmark-end text:name="DDE_LINK"/><text:span text:style-name="T5">Good pratices for </text:span><text:span text:style-name="T24">developement</text:span> : </text:p>
      <text:p text:style-name="Standard">&gt;<text:span text:style-name="T5">D-</text:span><text:span text:style-name="T24">Developing</text:span><text:span text:style-name="T5"> a class.odt</text:span></text:p>
      <text:p text:style-name="Standard">&gt;<text:span text:style-name="T5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5">./0-Analyse-Conception/08-01-03 Cdc fonctionnel du site.odt</text:span></text:p>
      <text:p text:style-name="Standard">&gt;<text:bookmark-start text:name="DDE_LINK2"/><text:span text:style-name="T5">./0-Analyse-Conception/</text:span><text:bookmark-end text:name="DDE_LINK2"/><text:span text:style-name="T5">Planification for the developpement of the site.odt</text:span></text:p>
      <text:p text:style-name="Standard">In the folder <text:span text:style-name="T5">0-Handbook for Red Neck Site</text:span> :</text:p>
      <text:p text:style-name="Standard">&gt;All the UML Diagram implied</text:p>
      <text:p text:style-name="Standard"/>
      <text:p text:style-name="Standard">11-Use the folder <text:span text:style-name="T5">./0-Analyse-Conception/Draft</text:span> to put all the doc which are not enough formal to be officially display</text:p>
      <text:p text:style-name="Standard"/>
      <text:p text:style-name="Standard">12-If you to modify the MCD go in the folder <text:span text:style-name="T5">0-Handbook for Red Neck Site/MCD</text:span></text:p>
      <text:p text:style-name="Standard"/>
      <text:p text:style-name="Standard">13-Las but not least, you have to create or update all the UML diagram when you developping.</text:p>
      <text:p text:style-name="Standard">&gt;Look in the folder <text:bookmark-start text:name="DDE_LINK1"/><text:span text:style-name="T5">0-Handbook for Red Neck Site/</text:span><text:bookmark-end text:name="DDE_LINK1"/> 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vincent</meta:initial-creator>
    <meta:creation-date>2009-01-18T18:49:45</meta:creation-date>
    <dc:date>2009-01-22T17:58:57</dc:date>
    <meta:editing-cycles>16</meta:editing-cycles>
    <meta:editing-duration>PT3H40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417" meta:character-count="2427"/>
  </office:meta>
</office:document-meta>
</file>